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46.926cm" style:use-optimal-column-width="false"/>
    </style:style>
    <style:style style:name="co2" style:family="table-column">
      <style:table-column-properties style:column-width="45.968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94.651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2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/>
      <style:text-properties style:font-name="Alvi Nastaleeq" fo:font-size="200pt" style:font-size-asian="200pt" style:font-name-complex="Alvi Nastaleeq" style:font-size-complex="200pt"/>
    </style:style>
    <style:style style:name="ce3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2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92.893cm" svg:height="303.043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<text:span text:style-name="T1">تو اب بھی مجھ سے یہ پوچھتا ہے </text:span><text:span text:style-name="T1"><text:line-break/></text:span><text:span text:style-name="T1">حسین کیا ہے، نماز کیا ہے</text:span></text:p>
              </table:table-cell>
              <table:covered-table-cell table:style-name="ce2"/>
            </table:table-row>
            <table:table-row table:style-name="ro2" table:default-cell-style-name="ce3">
              <table:table-cell>
                <text:p text:style-name="P2"><text:span text:style-name="T1">نماز کی ابتدا وضو ہے</text:span><text:span text:style-name="T1"><text:line-break/></text:span><text:span text:style-name="T1">تو اس کو پانی سے بے نیازی</text:span><text:span text:style-name="T1"><text:line-break/></text:span><text:span text:style-name="T1"><text:line-break/></text:span><text:span text:style-name="T1">نماز کی انتہا طہارت</text:span><text:span text:style-name="T1"><text:line-break/></text:span><text:span text:style-name="T1">حسین شاہکارِ پاک دامن</text:span><text:span text:style-name="T1"><text:line-break/></text:span><text:span text:style-name="T1"><text:line-break/></text:span><text:span text:style-name="T1">نماز ہے بارہا عبادت</text:span><text:span text:style-name="T1"><text:line-break/></text:span><text:span text:style-name="T1">حسین کا ذکر بے ریاء ہے</text:span><text:span text:style-name="T1"><text:line-break/></text:span><text:span text:style-name="T1"><text:line-break/></text:span><text:span text:style-name="T1">تو اب بھی...</text:span></text:p>
              </table:table-cell>
              <table:table-cell>
                <text:p text:style-name="P2"><text:span text:style-name="T1">حسین پنجتن کا نورِ پنجم</text:span><text:span text:style-name="T1"><text:line-break/></text:span><text:span text:style-name="T1">نماز ہوتی ہے پنجگانہ</text:span><text:span text:style-name="T1"><text:line-break/></text:span><text:span text:style-name="T1"><text:line-break/></text:span><text:span text:style-name="T1">نماز میں عجز و انکساری</text:span><text:span text:style-name="T1"><text:line-break/></text:span><text:span text:style-name="T1">حسین کی شان فاتحانہ</text:span><text:span text:style-name="T1"><text:line-break/></text:span><text:span text:style-name="T1"><text:line-break/></text:span><text:span text:style-name="T1">نماز قبلے کو ڈھونڈتی ہے</text:span><text:span text:style-name="T1"><text:line-break/></text:span><text:span text:style-name="T1">حسین کعبہ بنا رہا ہے</text:span><text:span text:style-name="T1"><text:line-break/></text:span><text:span text:style-name="T1"><text:line-break/></text:span><text:span text:style-name="T1">تو اب بھی...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1">نماز ڈرتی رہی لہو سے</text:span><text:span text:style-name="T1"><text:line-break/></text:span><text:span text:style-name="T1">یہ خوں کی مسند بچھا رہا ہے</text:span><text:span text:style-name="T1"><text:line-break/></text:span><text:span text:style-name="T1"><text:line-break/></text:span><text:span text:style-name="T1">نماز زندوں کا ہے وظیفہ</text:span><text:span text:style-name="T1"><text:line-break/></text:span><text:span text:style-name="T1">حسین مرنا سکھا رہا ہے</text:span><text:span text:style-name="T1"><text:line-break/></text:span><text:span text:style-name="T1"><text:line-break/></text:span><text:span text:style-name="T1">نماز ہے کبریا کی طالب</text:span><text:span text:style-name="T1"><text:line-break/></text:span><text:span text:style-name="T1">حسین مطلوبِ کبریا ہے</text:span><text:span text:style-name="T1"><text:line-break/></text:span><text:span text:style-name="T1"><text:line-break/></text:span><text:span text:style-name="T1">تو اب بھی ...</text:span></text:p>
              </table:table-cell>
              <table:table-cell>
                <text:p text:style-name="P2"><text:span text:style-name="T1">نماز ہے روشنی کی طالب</text:span><text:span text:style-name="T1"><text:line-break/></text:span><text:span text:style-name="T1">حسین شمعیں بجھا رہا ہے</text:span><text:span text:style-name="T1"><text:line-break/></text:span><text:span text:style-name="T1"><text:line-break/></text:span><text:span text:style-name="T1">نماز کثرت کو چاہتی ہے</text:span><text:span text:style-name="T1"><text:line-break/></text:span><text:span text:style-name="T1">یہ شانِ وحدت دکھا رہا ہے</text:span><text:span text:style-name="T1"><text:line-break/></text:span><text:span text:style-name="T1"><text:line-break/></text:span><text:span text:style-name="T1">نماز پیچھے ہے مصطفی کے</text:span><text:span text:style-name="T1"><text:line-break/></text:span><text:span text:style-name="T1">یہ دوش پر جگمگا رہا ہے</text:span><text:span text:style-name="T1"><text:line-break/></text:span><text:span text:style-name="T1"><text:line-break/></text:span><text:span text:style-name="T1">تو اب بھی...</text:span></text:p>
              </table:table-cell>
            </table:table-row>
            <table:table-row table:style-name="ro2">
              <table:table-cell table:style-name="ce1" table:number-columns-spanned="2">
                <text:p text:style-name="P1"><text:span text:style-name="T1">نماز زیرِ سجودِ احمدؐ</text:span><text:span text:style-name="T1"><text:line-break/></text:span><text:span text:style-name="T1">حسین کا عزم راکبانہ</text:span><text:span text:style-name="T1"><text:line-break/></text:span><text:span text:style-name="T1"><text:line-break/></text:span><text:span text:style-name="T1">نماز کی شکر انتہا ہے</text:span><text:span text:style-name="T1"><text:line-break/></text:span><text:span text:style-name="T1">تو اس کا مشکور ہے زمانہ</text:span><text:span text:style-name="T1"><text:line-break/></text:span><text:span text:style-name="T1"><text:line-break/></text:span><text:span text:style-name="T1">نماز لوگوں کو ہے بلاتی</text:span><text:span text:style-name="T1"><text:line-break/></text:span><text:span text:style-name="T1">یہ دستِ بیعت اُٹھا رہا ہے</text:span><text:span text:style-name="T1"><text:line-break/></text:span><text:span text:style-name="T1"><text:line-break/></text:span><text:span text:style-name="T1">تو اب بھی...</text:span></text:p>
              </table:table-cell>
              <table:covered-table-cell table:style-name="ce2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table:table-template table:name="table1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</office:styles>
  <office:automatic-styles>
    <style:page-layout style:name="PM0">
      <style:page-layout-properties fo:margin-top="0cm" fo:margin-bottom="0cm" fo:margin-left="0cm" fo:margin-right="0cm" fo:page-width="92.888cm" fo:page-height="303.04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6-01-22T16:17:23.687511700</dc:date>
    <meta:editing-duration>PT1H30M35S</meta:editing-duration>
    <meta:editing-cycles>32</meta:editing-cycles>
    <meta:generator>LibreOffice/25.8.4.2$Windows_X86_64 LibreOffice_project/290daaa01b999472f0c7a3890eb6a550fd74c6df</meta:generator>
    <meta:document-statistic meta:object-count="1"/>
  </office:meta>
</office:document-meta>
</file>